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56cm"/>
    </style:style>
    <style:style style:name="co2" style:family="table-column">
      <style:table-column-properties fo:break-before="auto" style:column-width="0.028cm"/>
    </style:style>
    <style:style style:name="co3" style:family="table-column">
      <style:table-column-properties fo:break-before="auto" style:column-width="0.1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Normal_5f_GalenHos">
      <style:table-cell-properties fo:background-color="#808080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Normal_5f_GalenHos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7" style:family="table-cell" style:parent-style-name="Normal_5f_GalenHos">
      <style:table-cell-properties fo:background-color="#808080" style:diagonal-bl-tr="none" style:diagonal-tl-br="none" fo:border="none" style:rotation-align="none"/>
    </style:style>
    <style:style style:name="ce2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7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8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9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4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5f_GalenHos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7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6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6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7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8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1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</style:style>
    <style:style style:name="ce12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3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4" style:family="table-cell" style:parent-style-name="Normal_5f_GalenHos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Normal_5f_GalenHos">
      <style:table-cell-properties fo:background-color="#c0c0c0" style:diagonal-bl-tr="none" style:diagonal-tl-br="none" fo:border="0.035cm solid #000000" style:rotation-align="none"/>
    </style:style>
    <style:style style:name="ce12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5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8" style:family="table-cell" style:parent-style-name="Normal_5f_GalenHos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GalenHos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6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6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6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Normal_5f_GalenHos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81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82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84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6" style:family="table-cell" style:parent-style-name="Normal_5f_GalenHos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Normal_5f_GalenHos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0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Normal_5f_GalenHos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92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9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Normal_5f_GalenHos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97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5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Normal_5f_GalenHos">
      <style:table-cell-properties style:diagonal-bl-tr="none" style:diagonal-tl-br="none" fo:background-color="transparent" fo:border="none" style:rotation-align="none"/>
    </style:style>
    <style:style style:name="ce209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isFua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number-columns-repeated="123" table:default-cell-style-name="Normal_5f_GalenHos"/>
        <table:table-column table:style-name="co2" table:default-cell-style-name="Normal_5f_GalenHos"/>
        <table:table-column table:style-name="co3" table:number-columns-repeated="88" table:default-cell-style-name="Normal_5f_GalenHos"/>
        <table:table-column table:style-name="co4" table:number-columns-repeated="42" table:default-cell-style-name="Normal_5f_GalenHos"/>
        <table:table-column table:style-name="co5" table:number-columns-repeated="768" table:default-cell-style-name="Default"/>
        <table:table-row table:style-name="ro1">
          <table:table-cell table:number-columns-repeated="3"/>
          <table:table-cell table:style-name="ce21"/>
          <table:table-cell table:style-name="ce35"/>
          <table:table-cell table:number-columns-repeated="94"/>
          <table:table-cell table:style-name="ce165" table:number-columns-repeated="37"/>
          <table:table-cell table:number-columns-repeated="888"/>
        </table:table-row>
        <table:table-row table:style-name="ro1">
          <table:table-cell table:number-columns-repeated="30"/>
          <table:table-cell table:style-name="ce76" office:value-type="string" table:number-columns-spanned="44" table:number-rows-spanned="1">
            <text:p>FORMATO UNICO DE ATENCION</text:p>
          </table:table-cell>
          <table:covered-table-cell table:number-columns-repeated="43" table:style-name="ce80"/>
          <table:table-cell table:number-columns-repeated="23"/>
          <table:table-cell table:style-name="ce163" table:number-columns-spanned="23" table:number-rows-spanned="1"/>
          <table:covered-table-cell table:number-columns-repeated="22" table:style-name="ce164"/>
          <table:table-cell table:style-name="ce162" table:number-columns-repeated="5"/>
          <table:table-cell table:number-columns-repeated="899"/>
        </table:table-row>
        <table:table-row table:style-name="ro1">
          <table:table-cell table:number-columns-repeated="30"/>
          <table:table-cell table:style-name="ce77" table:number-columns-spanned="44" table:number-rows-spanned="1"/>
          <table:covered-table-cell table:number-columns-repeated="43" table:style-name="ce81"/>
          <table:table-cell table:number-columns-repeated="20"/>
          <table:table-cell table:style-name="ce162" table:number-columns-repeated="31"/>
          <table:table-cell table:number-columns-repeated="899"/>
        </table:table-row>
        <table:table-row table:style-name="ro1">
          <table:table-cell table:style-name="ce1" table:number-columns-repeated="140"/>
          <table:table-cell table:number-columns-repeated="884"/>
        </table:table-row>
        <table:table-row table:style-name="ro1">
          <table:table-cell table:style-name="ce1" table:number-columns-repeated="2"/>
          <table:table-cell table:style-name="ce5" office:value-type="string">
            <text:p>ESTABLECIMIENTO DE SALUD</text:p>
          </table:table-cell>
          <table:table-cell table:style-name="ce26"/>
          <table:table-cell table:style-name="ce1" table:number-columns-repeated="29"/>
          <table:table-cell table:style-name="ce85" table:number-columns-spanned="68" table:number-rows-spanned="1"/>
          <table:covered-table-cell table:number-columns-repeated="67" table:style-name="ce85"/>
          <table:table-cell table:style-name="ce169"/>
          <table:table-cell table:style-name="ce16" office:value-type="string" table:number-columns-spanned="23" table:number-rows-spanned="1">
            <text:p>RECONSIDERACION:</text:p>
          </table:table-cell>
          <table:covered-table-cell table:number-columns-repeated="21" table:style-name="ce112"/>
          <table:covered-table-cell table:style-name="ce120"/>
          <table:table-cell table:style-name="ce169" table:number-columns-repeated="10"/>
          <table:table-cell table:style-name="ce1" table:number-columns-repeated="5"/>
          <table:table-cell table:number-columns-repeated="884"/>
        </table:table-row>
        <table:table-row table:style-name="ro1">
          <table:table-cell table:style-name="ce1" table:number-columns-repeated="2"/>
          <table:table-cell table:style-name="ce6" office:value-type="string">
            <text:p>DATOS DEL PACIENTE</text:p>
          </table:table-cell>
          <table:table-cell table:style-name="ce27" table:number-columns-repeated="25"/>
          <table:table-cell table:style-name="ce1" table:number-columns-repeated="5"/>
          <table:table-cell table:style-name="ce86" table:number-columns-repeated="46"/>
          <table:table-cell table:style-name="ce139"/>
          <table:table-cell table:style-name="ce109" table:number-columns-repeated="21"/>
          <table:table-cell table:style-name="ce139"/>
          <table:table-cell table:style-name="ce50" table:number-columns-spanned="23" table:number-rows-spanned="1"/>
          <table:covered-table-cell table:number-columns-repeated="21" table:style-name="ce175"/>
          <table:covered-table-cell table:style-name="ce189"/>
          <table:table-cell table:style-name="ce139" table:number-columns-repeated="10"/>
          <table:table-cell table:style-name="ce1" table:number-columns-repeated="5"/>
          <table:table-cell table:number-columns-repeated="884"/>
        </table:table-row>
        <table:table-row table:style-name="ro1">
          <table:table-cell table:number-columns-repeated="2"/>
          <table:table-cell table:style-name="ce7" office:value-type="string" table:number-columns-spanned="10" table:number-rows-spanned="1">
            <text:p>Paciente</text:p>
          </table:table-cell>
          <table:covered-table-cell table:number-columns-repeated="9" table:style-name="ce7"/>
          <table:table-cell table:style-name="ce46" table:number-columns-spanned="51" table:number-rows-spanned="1"/>
          <table:covered-table-cell table:number-columns-repeated="50" table:style-name="ce46"/>
          <table:table-cell table:style-name="ce123"/>
          <table:table-cell table:style-name="ce123" office:value-type="string">
            <text:p>Masculino</text:p>
          </table:table-cell>
          <table:table-cell table:style-name="ce123" table:number-columns-repeated="8"/>
          <table:table-cell table:style-name="ce71" table:number-columns-repeated="3"/>
          <table:table-cell table:style-name="ce135" table:number-columns-repeated="12"/>
          <table:table-cell table:style-name="ce135" office:value-type="string">
            <text:p>F.Nacimiento</text:p>
          </table:table-cell>
          <table:table-cell table:style-name="ce135"/>
          <table:table-cell table:style-name="ce157" table:number-columns-repeated="2"/>
          <table:table-cell table:style-name="ce114" table:number-columns-repeated="8"/>
          <table:table-cell table:style-name="ce167"/>
          <table:table-cell table:style-name="ce170"/>
          <table:table-cell table:style-name="ce174" table:number-columns-spanned="11" table:number-rows-spanned="1"/>
          <table:covered-table-cell table:number-columns-repeated="10" table:style-name="ce170"/>
          <table:table-cell table:style-name="ce170" table:number-columns-repeated="11"/>
          <table:table-cell table:style-name="ce185"/>
          <table:table-cell table:style-name="ce13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7" office:value-type="string" table:number-columns-spanned="13" table:number-rows-spanned="1">
            <text:p>Componente</text:p>
          </table:table-cell>
          <table:covered-table-cell table:number-columns-repeated="11" table:style-name="ce28"/>
          <table:covered-table-cell table:style-name="ce49"/>
          <table:table-cell table:style-name="ce1"/>
          <table:table-cell table:style-name="ce16" office:value-type="string" table:number-columns-spanned="14" table:number-rows-spanned="1">
            <text:p>Tipo Afiliación</text:p>
          </table:table-cell>
          <table:covered-table-cell table:number-columns-repeated="13" table:style-name="ce16"/>
          <table:table-cell table:style-name="ce1"/>
          <table:table-cell table:style-name="ce16" office:value-type="string" table:number-columns-spanned="17" table:number-rows-spanned="1">
            <text:p>Cod.Afiliación</text:p>
          </table:table-cell>
          <table:covered-table-cell table:number-columns-repeated="16" table:style-name="ce16"/>
          <table:table-cell table:style-name="ce1"/>
          <table:table-cell table:style-name="ce16" office:value-type="string" table:number-columns-spanned="14" table:number-rows-spanned="1">
            <text:p>Identificación</text:p>
          </table:table-cell>
          <table:covered-table-cell table:number-columns-repeated="13" table:style-name="ce16"/>
          <table:table-cell table:style-name="ce1"/>
          <table:table-cell table:style-name="ce16" office:value-type="string" table:number-columns-spanned="61" table:number-rows-spanned="1">
            <text:p>Cod.Afil.Seguro (institución)</text:p>
          </table:table-cell>
          <table:covered-table-cell table:number-columns-repeated="59" table:style-name="ce112"/>
          <table:covered-table-cell table:style-name="ce120"/>
          <table:table-cell table:style-name="ce1" table:number-columns-repeated="16"/>
          <table:table-cell table:number-columns-repeated="883"/>
        </table:table-row>
        <table:table-row table:style-name="ro1">
          <table:table-cell table:number-columns-repeated="2"/>
          <table:table-cell table:style-name="ce8" table:number-columns-spanned="13" table:number-rows-spanned="1"/>
          <table:covered-table-cell table:number-columns-repeated="12" table:style-name="ce8"/>
          <table:table-cell table:style-name="ce1"/>
          <table:table-cell table:style-name="ce8" table:number-columns-spanned="14" table:number-rows-spanned="1"/>
          <table:covered-table-cell table:number-columns-repeated="13" table:style-name="ce8"/>
          <table:table-cell table:style-name="ce1"/>
          <table:table-cell table:style-name="ce73" table:number-columns-spanned="17" table:number-rows-spanned="1"/>
          <table:covered-table-cell table:number-columns-repeated="5" table:style-name="ce73"/>
          <table:covered-table-cell table:number-columns-repeated="11" table:style-name="ce60"/>
          <table:table-cell table:style-name="ce1"/>
          <table:table-cell table:style-name="ce50" table:number-columns-spanned="14" table:number-rows-spanned="1"/>
          <table:covered-table-cell table:number-columns-repeated="13" table:style-name="ce50"/>
          <table:table-cell table:style-name="ce31"/>
          <table:table-cell table:style-name="ce7" office:value-type="string" table:number-columns-spanned="14" table:number-rows-spanned="1">
            <text:p>Institución</text:p>
          </table:table-cell>
          <table:covered-table-cell table:number-columns-repeated="13" table:style-name="ce7"/>
          <table:table-cell table:style-name="ce50" table:number-columns-spanned="47" table:number-rows-spanned="1"/>
          <table:covered-table-cell table:number-columns-repeated="46" table:style-name="ce50"/>
          <table:table-cell table:style-name="ce101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7" office:value-type="string" table:number-columns-spanned="18" table:number-rows-spanned="1">
            <text:p>N° Historia Clínica</text:p>
          </table:table-cell>
          <table:covered-table-cell table:number-columns-repeated="17" table:style-name="ce7"/>
          <table:table-cell table:style-name="ce50" table:number-columns-spanned="17" table:number-rows-spanned="1"/>
          <table:covered-table-cell table:number-columns-repeated="16" table:style-name="ce50"/>
          <table:table-cell table:style-name="ce45" table:number-columns-repeated="25"/>
          <table:table-cell table:style-name="ce122"/>
          <table:table-cell table:style-name="ce32"/>
          <table:table-cell table:style-name="ce7" office:value-type="string" table:number-columns-spanned="14" table:number-rows-spanned="1">
            <text:p>Cód. Seguro</text:p>
          </table:table-cell>
          <table:covered-table-cell table:number-columns-repeated="13" table:style-name="ce7"/>
          <table:table-cell table:style-name="ce50" table:number-columns-spanned="47" table:number-rows-spanned="1"/>
          <table:covered-table-cell table:number-columns-repeated="46" table:style-name="ce50"/>
          <table:table-cell table:style-name="ce10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9"/>
          <table:table-cell table:style-name="ce29"/>
          <table:table-cell table:style-name="ce36"/>
          <table:table-cell table:style-name="ce29" table:number-columns-repeated="4"/>
          <table:table-cell table:number-columns-repeated="53"/>
          <table:table-cell table:style-name="ce9"/>
          <table:table-cell table:style-name="ce29"/>
          <table:table-cell table:number-columns-repeated="960"/>
        </table:table-row>
        <table:table-row table:style-name="ro1">
          <table:table-cell table:number-columns-repeated="2"/>
          <table:table-cell table:style-name="ce10" office:value-type="string" table:number-columns-spanned="123" table:number-rows-spanned="1">
            <text:p>DATOS DE LA ATENCION</text:p>
          </table:table-cell>
          <table:covered-table-cell table:number-columns-repeated="121" table:style-name="ce30"/>
          <table:covered-table-cell table:style-name="ce190"/>
          <table:table-cell table:style-name="ce149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10" table:number-rows-spanned="1">
            <text:p>Atención</text:p>
          </table:table-cell>
          <table:covered-table-cell table:number-columns-repeated="9" table:style-name="ce7"/>
          <table:table-cell table:style-name="ce47" table:number-columns-spanned="15" table:number-rows-spanned="1"/>
          <table:covered-table-cell table:number-columns-repeated="14" table:style-name="ce47"/>
          <table:table-cell table:style-name="ce71"/>
          <table:table-cell table:style-name="ce16" office:value-type="string" table:number-columns-spanned="10" table:number-rows-spanned="1">
            <text:p>Gestante</text:p>
          </table:table-cell>
          <table:covered-table-cell table:number-columns-repeated="9" table:style-name="ce16"/>
          <table:table-cell table:style-name="ce16" office:value-type="string" table:number-columns-spanned="10" table:number-rows-spanned="1">
            <text:p>Puerpera</text:p>
          </table:table-cell>
          <table:covered-table-cell table:number-columns-repeated="9" table:style-name="ce16"/>
          <table:table-cell table:style-name="ce71"/>
          <table:table-cell table:style-name="ce16" office:value-type="string" table:number-columns-spanned="61" table:number-rows-spanned="1">
            <text:p>Concepto prestacional</text:p>
          </table:table-cell>
          <table:covered-table-cell table:number-columns-repeated="60" table:style-name="ce16"/>
          <table:table-cell table:style-name="ce71"/>
          <table:table-cell table:style-name="ce16" office:value-type="string" table:number-columns-spanned="14" table:number-rows-spanned="1">
            <text:p>F.Parto</text:p>
          </table:table-cell>
          <table:covered-table-cell table:number-columns-repeated="13" table:style-name="ce16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1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19"/>
          <table:table-cell table:style-name="ce73" table:number-columns-spanned="10" table:number-rows-spanned="1"/>
          <table:covered-table-cell table:number-columns-repeated="9" table:style-name="ce60"/>
          <table:table-cell table:style-name="ce60" table:number-columns-spanned="10" table:number-rows-spanned="1"/>
          <table:covered-table-cell table:number-columns-repeated="9" table:style-name="ce60"/>
          <table:table-cell table:style-name="ce1"/>
          <table:table-cell table:style-name="ce47" office:value-type="string" table:number-columns-spanned="27" table:number-rows-spanned="1">
            <text:p>Atención Directa</text:p>
          </table:table-cell>
          <table:covered-table-cell table:number-columns-repeated="26" table:style-name="ce47"/>
          <table:table-cell table:style-name="ce107" table:number-columns-spanned="3" table:number-rows-spanned="1"/>
          <table:covered-table-cell table:number-columns-repeated="2" table:style-name="ce107"/>
          <table:table-cell table:style-name="ce140" office:value-type="string" table:number-columns-spanned="22" table:number-rows-spanned="1">
            <text:p>N° autorización</text:p>
          </table:table-cell>
          <table:covered-table-cell table:number-columns-repeated="21" table:style-name="ce140"/>
          <table:table-cell table:style-name="ce140" office:value-type="string" table:number-columns-spanned="9" table:number-rows-spanned="1">
            <text:p>Monto</text:p>
          </table:table-cell>
          <table:covered-table-cell table:number-columns-repeated="8" table:style-name="ce140"/>
          <table:table-cell table:style-name="ce1"/>
          <table:table-cell table:style-name="ce185" office:value-type="string" table:number-columns-spanned="14" table:number-rows-spanned="1">
            <text:p>___/___/______</text:p>
          </table:table-cell>
          <table:covered-table-cell table:number-columns-repeated="12" table:style-name="ce170"/>
          <table:covered-table-cell table:style-name="ce185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1">
            <text:p>F.Atención</text:p>
          </table:table-cell>
          <table:covered-table-cell table:number-columns-repeated="10" table:style-name="ce7"/>
          <table:table-cell table:style-name="ce48" table:number-columns-spanned="16" table:number-rows-spanned="1"/>
          <table:covered-table-cell table:number-columns-repeated="15" table:style-name="ce50"/>
          <table:table-cell table:style-name="ce1"/>
          <table:table-cell table:style-name="ce16" office:value-type="string" table:number-columns-spanned="18" table:number-rows-spanned="1">
            <text:p>Lugar de Atención</text:p>
          </table:table-cell>
          <table:covered-table-cell table:number-columns-repeated="17" table:style-name="ce16"/>
          <table:table-cell table:style-name="ce1"/>
          <table:table-cell table:style-name="ce110" office:value-type="string" table:number-columns-spanned="27" table:number-rows-spanned="1">
            <text:p>Enfermedad Alto Costo (No LPIS)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7" table:number-columns-spanned="22" table:number-rows-spanned="1"/>
          <table:covered-table-cell table:number-columns-repeated="21" table:style-name="ce47"/>
          <table:table-cell table:style-name="ce171" table:number-columns-spanned="9" table:number-rows-spanned="1"/>
          <table:covered-table-cell table:number-columns-repeated="8" table:style-name="ce171"/>
          <table:table-cell table:style-name="ce1" table:number-columns-repeated="14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2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21"/>
          <table:table-cell table:style-name="ce47" table:number-columns-spanned="18" table:number-rows-spanned="1"/>
          <table:covered-table-cell table:number-columns-repeated="17" table:style-name="ce47"/>
          <table:table-cell table:style-name="ce1"/>
          <table:table-cell table:style-name="ce110" office:value-type="string" table:number-columns-spanned="27" table:number-rows-spanned="1">
            <text:p>Caso Especial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3" table:number-columns-spanned="22" table:number-rows-spanned="1"/>
          <table:covered-table-cell table:number-columns-repeated="21" table:style-name="ce47"/>
          <table:table-cell table:style-name="ce172" table:number-columns-spanned="9" table:number-rows-spanned="1"/>
          <table:covered-table-cell table:number-columns-repeated="8" table:style-name="ce172"/>
          <table:table-cell table:style-name="ce1" table:number-columns-repeated="14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2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21"/>
          <table:table-cell table:style-name="ce78" table:number-columns-repeated="18"/>
          <table:table-cell table:style-name="ce1"/>
          <table:table-cell table:style-name="ce110" office:value-type="string" table:number-columns-spanned="27" table:number-rows-spanned="1">
            <text:p>Sepelio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1" table:number-columns-repeated="9"/>
          <table:table-cell table:style-name="ce150"/>
          <table:table-cell table:style-name="ce154" table:number-columns-repeated="13"/>
          <table:table-cell table:style-name="ce1" table:formula="of:=SUM([.CK17:.CW17])" office:value-type="float" office:value="0">
            <text:p>0</text:p>
          </table:table-cell>
          <table:table-cell table:style-name="ce1" table:number-columns-repeated="21"/>
          <table:table-cell table:style-name="ce191"/>
          <table:table-cell table:style-name="ce1" table:number-columns-repeated="11"/>
          <table:table-cell table:number-columns-repeated="5"/>
          <table:table-cell table:style-name="ce209"/>
          <table:table-cell table:style-name="ce162" table:number-columns-repeated="23"/>
          <table:table-cell table:number-columns-repeated="859"/>
        </table:table-row>
        <table:table-row table:style-name="ro1">
          <table:table-cell table:number-columns-repeated="2"/>
          <table:table-cell table:style-name="ce13"/>
          <table:table-cell table:style-name="ce32"/>
          <table:table-cell table:style-name="ce38"/>
          <table:table-cell table:style-name="ce32" table:number-columns-repeated="4"/>
          <table:table-cell table:style-name="ce45" table:number-columns-repeated="13"/>
          <table:table-cell table:style-name="ce57"/>
          <table:table-cell table:style-name="ce45" table:number-columns-repeated="5"/>
          <table:table-cell table:style-name="ce57"/>
          <table:table-cell table:style-name="ce45"/>
          <table:table-cell table:style-name="ce79" table:number-columns-repeated="18"/>
          <table:table-cell table:style-name="ce45"/>
          <table:table-cell table:style-name="ce110" office:value-type="string" table:number-columns-spanned="27" table:number-rows-spanned="1">
            <text:p>Traslado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5" table:number-columns-repeated="9"/>
          <table:table-cell table:style-name="ce151" table:number-columns-repeated="12"/>
          <table:table-cell table:style-name="ce45" table:number-columns-repeated="24"/>
          <table:table-cell table:style-name="ce192"/>
          <table:table-cell table:style-name="ce1" table:number-columns-repeated="11"/>
          <table:table-cell table:number-columns-repeated="7"/>
          <table:table-cell table:style-name="ce209"/>
          <table:table-cell table:style-name="ce162" table:number-columns-repeated="23"/>
          <table:table-cell table:number-columns-repeated="857"/>
        </table:table-row>
        <table:table-row table:style-name="ro1">
          <table:table-cell table:number-columns-repeated="2"/>
          <table:table-cell table:style-name="ce14" office:value-type="string" table:number-columns-spanned="123" table:number-rows-spanned="1">
            <text:p>DATOS DE INGRESO</text:p>
          </table:table-cell>
          <table:covered-table-cell table:number-columns-repeated="122" table:style-name="ce14"/>
          <table:table-cell table:style-name="ce149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25" table:number-rows-spanned="1">
            <text:p>Personal q atiende</text:p>
          </table:table-cell>
          <table:covered-table-cell table:number-columns-repeated="24" table:style-name="ce7"/>
          <table:table-cell table:number-columns-repeated="2"/>
          <table:table-cell table:style-name="ce74" office:value-type="string" table:number-columns-spanned="15" table:number-rows-spanned="1">
            <text:p>Cod.Prestación</text:p>
          </table:table-cell>
          <table:covered-table-cell table:number-columns-repeated="14" table:style-name="ce74"/>
          <table:table-cell table:style-name="ce108" table:number-columns-repeated="5"/>
          <table:table-cell table:style-name="ce54" office:value-type="string" table:number-columns-spanned="76" table:number-rows-spanned="1">
            <text:p>Referencia Origen</text:p>
          </table:table-cell>
          <table:covered-table-cell table:number-columns-repeated="74" table:style-name="ce58"/>
          <table:covered-table-cell table:style-name="ce168"/>
          <table:table-cell table:style-name="ce198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5" office:value-type="string" table:number-columns-spanned="22" table:number-rows-spanned="1">
            <text:p>Del Establecimiento</text:p>
          </table:table-cell>
          <table:covered-table-cell table:number-columns-repeated="21" table:style-name="ce15"/>
          <table:table-cell table:style-name="ce59" table:number-columns-spanned="3" table:number-rows-spanned="1"/>
          <table:covered-table-cell table:number-columns-repeated="2" table:style-name="ce59"/>
          <table:table-cell table:number-columns-repeated="2"/>
          <table:table-cell table:style-name="ce75" table:number-columns-spanned="15" table:number-rows-spanned="1"/>
          <table:covered-table-cell table:number-columns-repeated="14" table:style-name="ce75"/>
          <table:table-cell table:style-name="ce86" table:number-columns-repeated="4"/>
          <table:table-cell table:style-name="ce108"/>
          <table:table-cell table:style-name="ce16" office:value-type="string" table:number-columns-spanned="11" table:number-rows-spanned="1">
            <text:p>Cod.Establ</text:p>
          </table:table-cell>
          <table:covered-table-cell table:number-columns-repeated="9" table:style-name="ce112"/>
          <table:covered-table-cell table:style-name="ce120"/>
          <table:table-cell table:style-name="ce47" table:number-columns-spanned="11" table:number-rows-spanned="1"/>
          <table:covered-table-cell table:number-columns-repeated="10" table:style-name="ce47"/>
          <table:table-cell table:style-name="ce47" table:number-columns-spanned="30" table:number-rows-spanned="1"/>
          <table:covered-table-cell table:number-columns-repeated="29" table:style-name="ce47"/>
          <table:table-cell table:style-name="ce16" office:value-type="string" table:number-columns-spanned="10" table:number-rows-spanned="1">
            <text:p>N° Ref</text:p>
          </table:table-cell>
          <table:covered-table-cell table:number-columns-repeated="8" table:style-name="ce112"/>
          <table:covered-table-cell table:style-name="ce120"/>
          <table:table-cell table:style-name="ce50" table:number-columns-spanned="14" table:number-rows-spanned="1"/>
          <table:covered-table-cell table:number-columns-repeated="12" table:style-name="ce175"/>
          <table:covered-table-cell table:style-name="ce189"/>
          <table:table-cell table:style-name="ce13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5" office:value-type="string" table:number-columns-spanned="22" table:number-rows-spanned="1">
            <text:p>Itinerante/Eq.AISPED</text:p>
          </table:table-cell>
          <table:covered-table-cell table:number-columns-repeated="21" table:style-name="ce15"/>
          <table:table-cell table:style-name="ce60" table:number-columns-spanned="3" table:number-rows-spanned="1"/>
          <table:covered-table-cell table:number-columns-repeated="2" table:style-name="ce60"/>
          <table:table-cell table:style-name="ce72" table:number-columns-repeated="97"/>
          <table:table-cell table:style-name="ce193"/>
          <table:table-cell table:style-name="ce19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0" office:value-type="string" table:number-columns-spanned="123" table:number-rows-spanned="1">
            <text:p>DATOS DE ALTA</text:p>
          </table:table-cell>
          <table:covered-table-cell table:number-columns-repeated="108" table:style-name="ce10"/>
          <table:covered-table-cell table:number-columns-repeated="14" table:style-name="ce186"/>
          <table:table-cell table:style-name="ce14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6" office:value-type="string" table:number-columns-spanned="19" table:number-rows-spanned="1">
            <text:p>Destino Asegurado</text:p>
          </table:table-cell>
          <table:covered-table-cell table:number-columns-repeated="18" table:style-name="ce16"/>
          <table:table-cell table:style-name="ce54" office:value-type="string" table:number-columns-spanned="80" table:number-rows-spanned="1">
            <text:p>Referencia Destino</text:p>
          </table:table-cell>
          <table:covered-table-cell table:number-columns-repeated="78" table:style-name="ce58"/>
          <table:covered-table-cell table:style-name="ce168"/>
          <table:table-cell table:style-name="ce173" office:value-type="string" table:number-columns-spanned="2" table:number-rows-spanned="2">
            <text:p>Hosp</text:p>
          </table:table-cell>
          <table:covered-table-cell table:style-name="ce173"/>
          <table:table-cell table:style-name="ce176" office:value-type="string" table:number-columns-spanned="8" table:number-rows-spanned="1">
            <text:p>F.Ingreso</text:p>
          </table:table-cell>
          <table:covered-table-cell table:number-columns-repeated="6" table:style-name="ce177"/>
          <table:covered-table-cell table:style-name="ce176"/>
          <table:table-cell table:style-name="ce187" office:value-type="string" table:number-columns-spanned="14" table:number-rows-spanned="1">
            <text:p>____/____/_______</text:p>
          </table:table-cell>
          <table:covered-table-cell table:number-columns-repeated="12" table:style-name="ce78"/>
          <table:covered-table-cell table:style-name="ce194"/>
          <table:table-cell table:style-name="ce200" table:number-columns-repeated="3"/>
          <table:table-cell table:style-name="ce78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Alta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style-name="ce55" office:value-type="string" table:number-columns-spanned="11" table:number-rows-spanned="1">
            <text:p>Cod.Establ</text:p>
          </table:table-cell>
          <table:covered-table-cell table:number-columns-repeated="10" table:style-name="ce28"/>
          <table:table-cell table:style-name="ce47" table:number-columns-spanned="11" table:number-rows-spanned="1"/>
          <table:covered-table-cell table:number-columns-repeated="10" table:style-name="ce47"/>
          <table:table-cell table:style-name="ce47" table:number-columns-spanned="36" table:number-rows-spanned="1"/>
          <table:covered-table-cell table:number-columns-repeated="35" table:style-name="ce47"/>
          <table:table-cell table:style-name="ce55" office:value-type="string" table:number-columns-spanned="9" table:number-rows-spanned="1">
            <text:p>N° Ref</text:p>
          </table:table-cell>
          <table:covered-table-cell table:number-columns-repeated="8" table:style-name="ce28"/>
          <table:table-cell table:style-name="ce152" table:number-columns-spanned="13" table:number-rows-spanned="1"/>
          <table:covered-table-cell table:number-columns-repeated="12" table:style-name="ce152"/>
          <table:covered-table-cell table:number-columns-repeated="2" table:style-name="ce173"/>
          <table:table-cell table:style-name="ce176" office:value-type="string" table:number-columns-spanned="8" table:number-rows-spanned="1">
            <text:p>F.Alta</text:p>
          </table:table-cell>
          <table:covered-table-cell table:number-columns-repeated="6" table:style-name="ce177"/>
          <table:covered-table-cell table:style-name="ce176"/>
          <table:table-cell table:style-name="ce187" office:value-type="string" table:number-columns-spanned="14" table:number-rows-spanned="1">
            <text:p>____/____/_______</text:p>
          </table:table-cell>
          <table:covered-table-cell table:number-columns-repeated="12" table:style-name="ce78"/>
          <table:covered-table-cell table:style-name="ce194"/>
          <table:table-cell table:style-name="ce200" table:number-columns-repeated="3"/>
          <table:table-cell table:style-name="ce78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Cita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style-name="ce56" table:number-columns-repeated="103"/>
          <table:table-cell table:style-name="ce193"/>
          <table:table-cell table:style-name="ce149" table:number-columns-repeated="3"/>
          <table:table-cell table:style-name="ce199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8" office:value-type="string" table:number-columns-spanned="16" table:number-rows-spanned="1">
            <text:p>Referido Emergencia</text:p>
          </table:table-cell>
          <table:covered-table-cell table:number-columns-repeated="15" table:style-name="ce18"/>
          <table:table-cell table:style-name="ce53" table:number-columns-spanned="3" table:number-rows-spanned="1"/>
          <table:covered-table-cell table:number-columns-repeated="2" table:style-name="ce53"/>
          <table:table-cell table:number-columns-repeated="3"/>
          <table:table-cell table:style-name="ce61" office:value-type="string" table:number-columns-spanned="58" table:number-rows-spanned="1">
            <text:p>SERVICIOS PREVENTIVOS</text:p>
          </table:table-cell>
          <table:covered-table-cell table:number-columns-repeated="57" table:style-name="ce61"/>
          <table:table-cell table:style-name="ce149" table:number-columns-repeated="2"/>
          <table:table-cell table:style-name="ce61" office:value-type="string" table:number-columns-spanned="41" table:number-rows-spanned="1">
            <text:p>VACUNAS N° DOSIS</text:p>
          </table:table-cell>
          <table:covered-table-cell table:number-columns-repeated="40" table:style-name="ce61"/>
          <table:table-cell table:style-name="ce149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Ref.Consulta Externa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2" office:value-type="string" table:number-columns-spanned="9" table:number-rows-spanned="1">
            <text:p>Cpn N°</text:p>
          </table:table-cell>
          <table:covered-table-cell table:number-columns-repeated="7" table:style-name="ce68"/>
          <table:covered-table-cell table:style-name="ce82"/>
          <table:table-cell table:style-name="ce60" table:number-columns-spanned="5" table:number-rows-spanned="1"/>
          <table:covered-table-cell table:number-columns-repeated="4" table:style-name="ce60"/>
          <table:table-cell table:style-name="ce71"/>
          <table:table-cell table:style-name="ce102" office:value-type="string" table:number-columns-spanned="7" table:number-rows-spanned="1">
            <text:p>Peso(kg)</text:p>
          </table:table-cell>
          <table:covered-table-cell table:number-columns-repeated="6" table:style-name="ce102"/>
          <table:table-cell table:style-name="ce60" table:number-columns-spanned="5" table:number-rows-spanned="1"/>
          <table:covered-table-cell table:number-columns-repeated="4" table:style-name="ce60"/>
          <table:table-cell table:style-name="ce71"/>
          <table:table-cell table:style-name="ce62" office:value-type="string" table:number-columns-spanned="8" table:number-rows-spanned="1">
            <text:p>Talla (cm)</text:p>
          </table:table-cell>
          <table:covered-table-cell table:number-columns-repeated="6" table:style-name="ce68"/>
          <table:covered-table-cell table:style-name="ce82"/>
          <table:table-cell table:style-name="ce60" table:number-columns-spanned="8" table:number-rows-spanned="1"/>
          <table:covered-table-cell table:number-columns-repeated="7" table:style-name="ce60"/>
          <table:table-cell table:style-name="ce71" table:number-columns-repeated="2"/>
          <table:table-cell table:style-name="ce111" office:value-type="string" table:number-columns-spanned="9" table:number-rows-spanned="2">
            <text:p>Consejeria Nutricional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BCG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71"/>
          <table:table-cell table:style-name="ce62" office:value-type="string" table:number-columns-spanned="10" table:number-rows-spanned="1">
            <text:p>INFLUENZ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78"/>
          <table:table-cell table:style-name="ce62" office:value-type="string" table:number-columns-spanned="13" table:number-rows-spanned="1">
            <text:p>ANTIAMARILICA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Ref.Apoyo Diagnóstic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3" office:value-type="string" table:number-columns-spanned="9" table:number-rows-spanned="2">
            <text:p>Edad Gest (sem)</text:p>
          </table:table-cell>
          <table:covered-table-cell table:number-columns-repeated="7" table:style-name="ce69"/>
          <table:covered-table-cell table:style-name="ce83"/>
          <table:table-cell table:style-name="ce60" table:number-columns-spanned="5" table:number-rows-spanned="2"/>
          <table:covered-table-cell table:number-columns-repeated="3" table:style-name="ce93"/>
          <table:covered-table-cell table:style-name="ce97"/>
          <table:table-cell table:style-name="ce1"/>
          <table:table-cell table:style-name="ce103" table:number-columns-repeated="10"/>
          <table:table-cell table:style-name="ce109" table:number-columns-repeated="2"/>
          <table:table-cell table:style-name="ce1"/>
          <table:table-cell table:style-name="ce113" office:value-type="string" table:number-columns-spanned="6" table:number-rows-spanned="1">
            <text:p>Apgar </text:p>
          </table:table-cell>
          <table:covered-table-cell table:number-columns-repeated="2" table:style-name="ce113"/>
          <table:covered-table-cell table:number-columns-repeated="3" table:style-name="ce102"/>
          <table:table-cell table:style-name="ce117" office:value-type="string">
            <text:p>1</text:p>
          </table:table-cell>
          <table:table-cell table:style-name="ce121"/>
          <table:table-cell table:style-name="ce60" table:number-columns-spanned="3" table:number-rows-spanned="1"/>
          <table:covered-table-cell table:number-columns-repeated="2" table:style-name="ce60"/>
          <table:table-cell table:style-name="ce124" office:value-type="string">
            <text:p>5</text:p>
          </table:table-cell>
          <table:table-cell table:style-name="ce125"/>
          <table:table-cell table:style-name="ce60" table:number-columns-spanned="3" table:number-rows-spanned="1"/>
          <table:covered-table-cell table:number-columns-repeated="2" table:style-name="ce60"/>
          <table:table-cell table:style-name="ce1" table:number-columns-repeated="2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DPT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PAROTID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66"/>
          <table:table-cell table:style-name="ce62" office:value-type="string" table:number-columns-spanned="13" table:number-rows-spanned="1">
            <text:p>ANTINEUMOC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Contrareferi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covered-table-cell table:style-name="ce64"/>
          <table:covered-table-cell table:number-columns-repeated="7" table:style-name="ce70"/>
          <table:covered-table-cell table:style-name="ce84"/>
          <table:covered-table-cell table:style-name="ce87"/>
          <table:covered-table-cell table:number-columns-repeated="3" table:style-name="ce94"/>
          <table:covered-table-cell table:style-name="ce98"/>
          <table:table-cell table:style-name="ce1"/>
          <table:table-cell table:style-name="ce65" office:value-type="string" table:number-columns-spanned="12" table:number-rows-spanned="1">
            <text:p>Edad gest RN</text:p>
          </table:table-cell>
          <table:covered-table-cell table:number-columns-repeated="11" table:style-name="ce65"/>
          <table:table-cell table:style-name="ce60" table:number-columns-spanned="5" table:number-rows-spanned="1"/>
          <table:covered-table-cell table:number-columns-repeated="4" table:style-name="ce60"/>
          <table:table-cell table:style-name="ce1" table:number-columns-repeated="6"/>
          <table:table-cell table:number-columns-repeated="5"/>
          <table:table-cell table:style-name="ce1" table:number-columns-repeated="3"/>
          <table:table-cell table:style-name="ce111" office:value-type="string" table:number-columns-spanned="9" table:number-rows-spanned="2">
            <text:p>Consejeria PPFF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APO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RUBEOLA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66"/>
          <table:table-cell table:style-name="ce62" office:value-type="string" table:number-columns-spanned="13" table:number-rows-spanned="1">
            <text:p>ANTITETANICA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Falleci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5" office:value-type="string" table:number-columns-spanned="9" table:number-rows-spanned="2">
            <text:p>Altura Uterina (cm)</text:p>
          </table:table-cell>
          <table:covered-table-cell table:number-columns-repeated="8" table:style-name="ce65"/>
          <table:table-cell table:style-name="ce88" table:number-columns-spanned="5" table:number-rows-spanned="2"/>
          <table:covered-table-cell table:number-columns-repeated="3" table:style-name="ce95"/>
          <table:covered-table-cell table:style-name="ce99"/>
          <table:table-cell table:style-name="ce1"/>
          <table:table-cell table:style-name="ce104" table:number-columns-repeated="10"/>
          <table:table-cell table:style-name="ce1" table:number-columns-repeated="21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ASA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ROTAVIRUS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3" table:number-rows-spanned="1">
            <text:p>ANTI EPATIT B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Hospitaliza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covered-table-cell table:number-columns-repeated="9" table:style-name="ce65"/>
          <table:covered-table-cell table:style-name="ce89"/>
          <table:covered-table-cell table:number-columns-repeated="3" table:style-name="ce96"/>
          <table:covered-table-cell table:style-name="ce100"/>
          <table:table-cell table:style-name="ce1"/>
          <table:table-cell table:number-columns-repeated="3"/>
          <table:table-cell table:style-name="ce102" office:value-type="string" table:number-columns-spanned="6" table:number-rows-spanned="1">
            <text:p>Cred N°</text:p>
          </table:table-cell>
          <table:covered-table-cell table:number-columns-repeated="5" table:style-name="ce102"/>
          <table:table-cell table:style-name="ce1"/>
          <table:table-cell table:style-name="ce111" office:value-type="string" table:number-columns-spanned="5" table:number-rows-spanned="2">
            <text:p>EEDP TEPST</text:p>
          </table:table-cell>
          <table:covered-table-cell table:number-columns-repeated="4" table:style-name="ce111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115" office:value-type="string" table:number-columns-spanned="10" table:number-rows-spanned="2">
            <text:p>ADMIN VITAMINA K</text:p>
          </table:table-cell>
          <table:covered-table-cell table:number-columns-repeated="8" table:style-name="ce118"/>
          <table:covered-table-cell table:style-name="ce127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111" office:value-type="string" table:number-columns-spanned="9" table:number-rows-spanned="2">
            <text:p>Profilaxis Ocular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SPR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DT.ADULTO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181"/>
          <table:table-cell table:style-name="ce1" table:number-columns-repeated="14"/>
          <table:table-cell table:style-name="ce191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4"/>
          <table:table-cell table:style-name="ce62" office:value-type="string" table:number-columns-spanned="9" table:number-rows-spanned="1">
            <text:p>PA(mmHg)</text:p>
          </table:table-cell>
          <table:covered-table-cell table:number-columns-repeated="7" table:style-name="ce68"/>
          <table:covered-table-cell table:style-name="ce82"/>
          <table:table-cell table:style-name="ce90" office:value-type="string" table:number-columns-spanned="8" table:number-rows-spanned="1">
            <text:p>/</text:p>
          </table:table-cell>
          <table:covered-table-cell table:number-columns-repeated="7" table:style-name="ce90"/>
          <table:table-cell/>
          <table:table-cell table:style-name="ce107" table:number-columns-spanned="6" table:number-rows-spanned="1"/>
          <table:covered-table-cell table:number-columns-repeated="5" table:style-name="ce107"/>
          <table:table-cell table:style-name="ce1"/>
          <table:covered-table-cell table:number-columns-repeated="5" table:style-name="ce111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1"/>
          <table:covered-table-cell table:style-name="ce116"/>
          <table:covered-table-cell table:number-columns-repeated="8" table:style-name="ce119"/>
          <table:covered-table-cell table:style-name="ce128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1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HVB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45"/>
          <table:table-cell table:style-name="ce62" office:value-type="string" table:number-columns-spanned="10" table:number-rows-spanned="1">
            <text:p>PENTAVAL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45"/>
          <table:table-cell table:style-name="ce183"/>
          <table:table-cell table:style-name="ce45" table:number-columns-repeated="14"/>
          <table:table-cell table:style-name="ce192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4"/>
          <table:table-cell table:style-name="ce66" office:value-type="string" table:number-columns-spanned="9" table:number-rows-spanned="2">
            <text:p>Psicoprofilaxis</text:p>
          </table:table-cell>
          <table:covered-table-cell table:number-columns-repeated="8" table:style-name="ce66"/>
          <table:table-cell table:style-name="ce91" office:value-type="string" table:number-columns-spanned="5" table:number-rows-spanned="1">
            <text:p>Si</text:p>
          </table:table-cell>
          <table:covered-table-cell table:number-columns-repeated="4" table:style-name="ce91"/>
          <table:table-cell table:style-name="ce101" table:number-columns-repeated="2"/>
          <table:table-cell table:style-name="ce106" table:number-columns-repeated="6"/>
          <table:table-cell table:style-name="ce1"/>
          <table:table-cell table:style-name="ce109" table:number-columns-repeated="5"/>
          <table:table-cell table:style-name="ce4"/>
          <table:table-cell table:style-name="ce1" table:number-columns-repeated="2"/>
          <table:table-cell table:style-name="ce114" table:number-columns-repeated="10"/>
          <table:table-cell table:style-name="ce1" table:number-columns-repeated="5"/>
          <table:table-cell table:style-name="ce129" office:value-type="string" table:number-columns-spanned="9" table:number-rows-spanned="3">
            <text:p>Admist Supl Nutr</text:p>
          </table:table-cell>
          <table:covered-table-cell table:number-columns-repeated="7" table:style-name="ce132"/>
          <table:covered-table-cell table:style-name="ce136"/>
          <table:table-cell table:style-name="ce141" office:value-type="string" table:number-columns-spanned="3" table:number-rows-spanned="2">
            <text:p>Si</text:p>
          </table:table-cell>
          <table:covered-table-cell table:style-name="ce144"/>
          <table:covered-table-cell table:style-name="ce147"/>
          <table:table-cell table:number-columns-repeated="942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6"/>
          <table:table-cell table:style-name="ce1" table:number-columns-repeated="3"/>
          <table:table-cell table:number-columns-repeated="6"/>
          <table:covered-table-cell table:number-columns-repeated="9" table:style-name="ce66"/>
          <table:table-cell table:style-name="ce92" office:value-type="string" table:number-columns-spanned="5" table:number-rows-spanned="1">
            <text:p>No</text:p>
          </table:table-cell>
          <table:covered-table-cell table:number-columns-repeated="4" table:style-name="ce92"/>
          <table:table-cell table:style-name="ce1"/>
          <table:table-cell table:style-name="ce105" office:value-type="string" table:number-columns-spanned="11" table:number-rows-spanned="2">
            <text:p>Lactancia Mat. Excl</text:p>
          </table:table-cell>
          <table:covered-table-cell table:number-columns-repeated="10" table:style-name="ce105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63" office:value-type="string" table:number-columns-spanned="11" table:number-rows-spanned="2">
            <text:p>Control de puerperio</text:p>
          </table:table-cell>
          <table:covered-table-cell table:number-columns-repeated="10" table:style-name="ce63"/>
          <table:table-cell table:style-name="ce126" table:number-columns-spanned="5" table:number-rows-spanned="2"/>
          <table:covered-table-cell table:number-columns-repeated="4" table:style-name="ce126"/>
          <table:table-cell table:style-name="ce1"/>
          <table:covered-table-cell table:style-name="ce130"/>
          <table:covered-table-cell table:number-columns-repeated="7" table:style-name="ce133"/>
          <table:covered-table-cell table:style-name="ce137"/>
          <table:covered-table-cell table:style-name="ce142"/>
          <table:covered-table-cell table:style-name="ce145"/>
          <table:covered-table-cell table:style-name="ce148"/>
          <table:table-cell table:number-columns-repeated="942"/>
        </table:table-row>
        <table:table-row table:style-name="ro1">
          <table:table-cell table:number-columns-repeated="3"/>
          <table:table-cell table:style-name="ce1"/>
          <table:table-cell table:style-name="ce39" table:number-columns-repeated="12"/>
          <table:table-cell table:style-name="ce51" table:number-columns-spanned="2" table:number-rows-spanned="1"/>
          <table:covered-table-cell table:style-name="ce51"/>
          <table:table-cell table:number-columns-repeated="6"/>
          <table:table-cell table:style-name="ce67" office:value-type="string" table:number-columns-spanned="9" table:number-rows-spanned="2">
            <text:p>Adm. Oxitocina</text:p>
          </table:table-cell>
          <table:covered-table-cell table:number-columns-repeated="8" table:style-name="ce66"/>
          <table:table-cell table:style-name="ce92" office:value-type="string" table:number-columns-spanned="5" table:number-rows-spanned="1">
            <text:p>Si</text:p>
          </table:table-cell>
          <table:covered-table-cell table:number-columns-repeated="4" table:style-name="ce92"/>
          <table:table-cell table:style-name="ce45"/>
          <table:covered-table-cell table:number-columns-repeated="11" table:style-name="ce105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45"/>
          <table:covered-table-cell table:number-columns-repeated="11" table:style-name="ce63"/>
          <table:covered-table-cell table:number-columns-repeated="5" table:style-name="ce126"/>
          <table:table-cell table:style-name="ce45"/>
          <table:covered-table-cell table:style-name="ce131"/>
          <table:covered-table-cell table:number-columns-repeated="7" table:style-name="ce134"/>
          <table:covered-table-cell table:style-name="ce138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942"/>
        </table:table-row>
        <table:table-row table:style-name="ro1">
          <table:table-cell table:number-columns-repeated="3"/>
          <table:table-cell table:style-name="ce1"/>
          <table:table-cell table:style-name="ce40" table:number-columns-repeated="12"/>
          <table:table-cell table:style-name="ce51" table:number-columns-spanned="2" table:number-rows-spanned="1"/>
          <table:covered-table-cell table:style-name="ce51"/>
          <table:table-cell table:number-columns-repeated="6"/>
          <table:covered-table-cell table:number-columns-repeated="9" table:style-name="ce67"/>
          <table:table-cell table:style-name="ce92" office:value-type="string" table:number-columns-spanned="5" table:number-rows-spanned="1">
            <text:p>No</text:p>
          </table:table-cell>
          <table:covered-table-cell table:number-columns-repeated="4" table:style-name="ce92"/>
          <table:table-cell table:number-columns-repeated="97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19" office:value-type="string" table:number-columns-spanned="87" table:number-rows-spanned="1">
            <text:p>Diagnósticos</text:p>
          </table:table-cell>
          <table:covered-table-cell table:number-columns-repeated="86" table:style-name="ce19"/>
          <table:table-cell table:style-name="ce19" office:value-type="string" table:number-columns-spanned="20" table:number-rows-spanned="1">
            <text:p>Dx Ingreso</text:p>
          </table:table-cell>
          <table:covered-table-cell table:number-columns-repeated="18" table:style-name="ce33"/>
          <table:covered-table-cell table:style-name="ce153"/>
          <table:table-cell table:style-name="ce19" office:value-type="string" table:number-columns-spanned="16" table:number-rows-spanned="1">
            <text:p>Dx Egreso</text:p>
          </table:table-cell>
          <table:covered-table-cell table:number-columns-repeated="14" table:style-name="ce33"/>
          <table:covered-table-cell table:style-name="ce153"/>
          <table:table-cell table:style-name="ce201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19" office:value-type="string" table:number-columns-spanned="87" table:number-rows-spanned="1">
            <text:p>Descripción</text:p>
          </table:table-cell>
          <table:covered-table-cell table:number-columns-repeated="85" table:style-name="ce33"/>
          <table:covered-table-cell table:style-name="ce153"/>
          <table:table-cell table:style-name="ce155" office:value-type="string">
            <text:p>P</text:p>
          </table:table-cell>
          <table:table-cell table:style-name="ce158"/>
          <table:table-cell table:style-name="ce160"/>
          <table:table-cell table:style-name="ce155" office:value-type="string">
            <text:p>D</text:p>
          </table:table-cell>
          <table:table-cell table:style-name="ce158"/>
          <table:table-cell table:style-name="ce160"/>
          <table:table-cell table:style-name="ce155" office:value-type="string">
            <text:p>R</text:p>
          </table:table-cell>
          <table:table-cell table:style-name="ce158"/>
          <table:table-cell table:style-name="ce160"/>
          <table:table-cell table:style-name="ce19" office:value-type="string" table:number-columns-spanned="11" table:number-rows-spanned="1">
            <text:p>Cie 10</text:p>
          </table:table-cell>
          <table:covered-table-cell table:number-columns-repeated="9" table:style-name="ce33"/>
          <table:covered-table-cell table:style-name="ce153"/>
          <table:table-cell table:style-name="ce19" office:value-type="string" table:number-columns-spanned="9" table:number-rows-spanned="1">
            <text:p>Cie 10</text:p>
          </table:table-cell>
          <table:covered-table-cell table:number-columns-repeated="7" table:style-name="ce33"/>
          <table:covered-table-cell table:style-name="ce153"/>
          <table:table-cell table:style-name="ce158"/>
          <table:table-cell table:style-name="ce158" office:value-type="string">
            <text:p>D</text:p>
          </table:table-cell>
          <table:table-cell table:style-name="ce158"/>
          <table:table-cell table:style-name="ce160"/>
          <table:table-cell table:style-name="ce155" office:value-type="string">
            <text:p>R</text:p>
          </table:table-cell>
          <table:table-cell table:style-name="ce158"/>
          <table:table-cell table:style-name="ce160"/>
          <table:table-cell table:style-name="ce23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20" office:value-type="float" office:value="1" table:number-columns-spanned="2" table:number-rows-spanned="1">
            <text:p>1</text:p>
          </table:table-cell>
          <table:covered-table-cell table:style-name="ce34"/>
          <table:table-cell table:style-name="ce41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number-columns-repeated="888"/>
        </table:table-row>
        <table:table-row table:style-name="ro1">
          <table:table-cell table:number-columns-repeated="2"/>
          <table:table-cell table:style-name="ce20" office:value-type="float" office:value="2" table:number-columns-spanned="2" table:number-rows-spanned="1">
            <text:p>2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3" table:number-columns-spanned="2" table:number-rows-spanned="1">
            <text:p>3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4" table:number-columns-spanned="2" table:number-rows-spanned="1">
            <text:p>4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5" table:number-columns-spanned="2" table:number-rows-spanned="1">
            <text:p>5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6" table:number-columns-spanned="2" table:number-rows-spanned="1">
            <text:p>6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1"/>
          <table:table-cell table:style-name="ce1"/>
          <table:table-cell table:style-name="ce23" table:number-columns-repeated="32"/>
          <table:table-cell table:style-name="ce1" table:number-columns-repeated="112"/>
          <table:table-cell table:number-columns-repeated="876"/>
        </table:table-row>
        <table:table-row table:style-name="ro1">
          <table:table-cell table:number-columns-repeated="136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135"/>
          <table:table-cell table:style-name="ce1" table:number-columns-repeated="13"/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table:number-columns-spanned="18" table:number-rows-spanned="1">
            <text:p>N° DNI</text:p>
          </table:table-cell>
          <table:covered-table-cell table:number-columns-repeated="17" table:style-name="ce19"/>
          <table:table-cell table:style-name="ce19" office:value-type="string" table:number-columns-spanned="69" table:number-rows-spanned="1">
            <text:p>NOMBRE DEL RESPONSABLE DE LA ATENCION</text:p>
          </table:table-cell>
          <table:covered-table-cell table:number-columns-repeated="68" table:style-name="ce19"/>
          <table:table-cell table:style-name="ce19" office:value-type="string" table:number-columns-spanned="20" table:number-rows-spanned="1">
            <text:p>N° COLEGIATURA</text:p>
          </table:table-cell>
          <table:covered-table-cell table:number-columns-repeated="19" table:style-name="ce19"/>
          <table:table-cell table:style-name="ce19" office:value-type="string" table:number-columns-spanned="16" table:number-rows-spanned="1">
            <text:p>ESPECIALIDAD</text:p>
          </table:table-cell>
          <table:covered-table-cell table:number-columns-repeated="15" table:style-name="ce19"/>
          <table:table-cell table:style-name="ce203"/>
          <table:table-cell table:style-name="ce201" table:number-columns-repeated="9"/>
          <table:table-cell table:style-name="ce1" table:number-columns-repeated="13"/>
          <table:table-cell table:number-columns-repeated="876"/>
        </table:table-row>
        <table:table-row table:style-name="ro1">
          <table:table-cell table:number-columns-repeated="2"/>
          <table:table-cell table:style-name="ce22" table:number-columns-spanned="18" table:number-rows-spanned="1"/>
          <table:covered-table-cell table:number-columns-repeated="17" table:style-name="ce22"/>
          <table:table-cell table:style-name="ce54" table:number-columns-spanned="69" table:number-rows-spanned="1"/>
          <table:covered-table-cell table:number-columns-repeated="68" table:style-name="ce54"/>
          <table:table-cell table:style-name="ce59" table:number-columns-spanned="20" table:number-rows-spanned="1"/>
          <table:covered-table-cell table:number-columns-repeated="19" table:style-name="ce59"/>
          <table:table-cell table:style-name="ce59" table:number-columns-spanned="16" table:number-rows-spanned="1"/>
          <table:covered-table-cell table:number-columns-repeated="15" table:style-name="ce59"/>
          <table:table-cell table:style-name="ce204" table:number-columns-repeated="10"/>
          <table:table-cell/>
          <table:table-cell table:style-name="ce1" table:number-columns-repeated="12"/>
          <table:table-cell table:number-columns-repeated="876"/>
        </table:table-row>
        <table:table-row table:style-name="ro1" table:number-rows-repeated="2">
          <table:table-cell/>
          <table:table-cell table:style-name="ce1"/>
          <table:table-cell table:style-name="ce23"/>
          <table:table-cell table:style-name="ce1"/>
          <table:table-cell table:number-columns-repeated="132"/>
          <table:table-cell table:style-name="ce1" table:number-columns-repeated="12"/>
          <table:table-cell table:number-columns-repeated="876"/>
        </table:table-row>
        <table:table-row table:style-name="ro1">
          <table:table-cell/>
          <table:table-cell table:style-name="ce1"/>
          <table:table-cell table:style-name="ce23"/>
          <table:table-cell table:style-name="ce1"/>
          <table:table-cell table:number-columns-repeated="100"/>
          <table:table-cell table:style-name="ce1" table:number-columns-repeated="4"/>
          <table:table-cell table:style-name="ce180"/>
          <table:table-cell table:style-name="ce71" table:number-columns-repeated="15"/>
          <table:table-cell table:style-name="ce196"/>
          <table:table-cell table:style-name="ce1" table:number-columns-repeated="10"/>
          <table:table-cell table:number-columns-repeated="889"/>
        </table:table-row>
        <table:table-row table:style-name="ro1" table:number-rows-repeated="2">
          <table:table-cell/>
          <table:table-cell table:style-name="ce1"/>
          <table:table-cell table:style-name="ce23"/>
          <table:table-cell table:style-name="ce1"/>
          <table:table-cell table:style-name="ce23"/>
          <table:table-cell table:number-columns-repeated="68"/>
          <table:table-cell table:style-name="ce1" table:number-columns-repeated="11"/>
          <table:table-cell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3"/>
          <table:table-cell table:style-name="ce2" table:number-columns-repeated="68"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1"/>
          <table:table-cell table:style-name="ce2" table:number-columns-repeated="68"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/>
          <table:table-cell table:style-name="ce24">
            <draw:line table:end-cell-address="SisFua.AQ58" table:end-x="0.113cm" table:end-y="0.396cm" draw:z-index="0" draw:name="Line 10" draw:style-name="gr1" draw:text-style-name="P1" svg:x1="0.056cm" svg:y1="0.37cm" svg:x2="6.624cm" svg:y2="0.396cm">
              <text:p/>
            </draw:line>
          </table:table-cell>
          <table:table-cell table:style-name="ce1"/>
          <table:table-cell/>
          <table:table-cell table:style-name="ce1" table:number-columns-repeated="49"/>
          <table:table-cell table:style-name="ce1">
            <draw:line table:end-cell-address="SisFua.CQ58" table:end-x="0.113cm" table:end-y="0.449cm" draw:z-index="1" draw:name="Line 14" draw:style-name="gr1" draw:text-style-name="P1" svg:x1="0.057cm" svg:y1="0.423cm" svg:x2="6.624cm" svg:y2="0.449cm">
              <text:p/>
            </draw:line>
          </table:table-cell>
          <table:table-cell table:style-name="ce1" table:number-columns-repeated="16"/>
          <table:table-cell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/>
          <table:table-cell table:style-name="ce24" office:value-type="string">
            <text:p>Firma y Sello del Médico Responsable Atencion</text:p>
          </table:table-cell>
          <table:table-cell table:style-name="ce2"/>
          <table:table-cell/>
          <table:table-cell table:style-name="ce23"/>
          <table:table-cell table:style-name="ce1" table:number-columns-repeated="47"/>
          <table:table-cell table:style-name="ce24"/>
          <table:table-cell table:style-name="ce1" table:number-columns-repeated="7"/>
          <table:table-cell table:style-name="ce24" office:value-type="string">
            <text:p>Firma y huella del Usuario</text:p>
          </table:table-cell>
          <table:table-cell table:style-name="ce1" table:number-columns-repeated="9"/>
          <table:table-cell/>
          <table:table-cell table:style-name="ce2" table:number-columns-repeated="31"/>
          <table:table-cell table:style-name="ce25" table:number-columns-repeated="4"/>
          <table:table-cell table:style-name="ce182"/>
          <table:table-cell table:style-name="ce184" table:number-columns-repeated="15"/>
          <table:table-cell table:style-name="ce197"/>
          <table:table-cell table:style-name="ce25" table:number-columns-repeated="10"/>
          <table:table-cell table:style-name="ce2" table:number-columns-repeated="889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"/>
          <table:table-cell/>
          <table:table-cell table:style-name="ce21"/>
          <table:table-cell table:number-columns-repeated="66"/>
          <table:table-cell table:style-name="ce2" table:number-columns-repeated="951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4"/>
          <table:table-cell table:style-name="ce3" table:number-columns-repeated="68"/>
          <table:table-cell table:style-name="ce4" table:number-columns-repeated="54"/>
          <table:table-cell table:style-name="ce207" table:number-columns-repeated="9"/>
          <table:table-cell table:style-name="ce2" table:number-columns-repeated="888"/>
        </table:table-row>
        <table:table-row table:style-name="ro1" table:number-rows-repeated="40">
          <table:table-cell table:style-name="ce2" table:number-columns-repeated="2"/>
          <table:table-cell table:style-name="ce25" table:number-columns-repeated="134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5" table:number-columns-repeated="97"/>
          <table:table-cell table:style-name="ce104" table:number-columns-repeated="37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5" table:number-columns-repeated="97"/>
          <table:table-cell table:style-name="ce166" table:number-columns-repeated="37"/>
          <table:table-cell table:style-name="ce2" table:number-columns-repeated="888"/>
        </table:table-row>
        <table:table-row table:style-name="ro1" table:number-rows-repeated="2">
          <table:table-cell table:style-name="ce2" table:number-columns-repeated="2"/>
          <table:table-cell table:style-name="ce25" table:number-columns-repeated="134"/>
          <table:table-cell table:style-name="ce2"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124"/>
          <table:table-cell table:style-name="ce205"/>
          <table:table-cell table:style-name="ce208" table:number-columns-repeated="8"/>
          <table:table-cell table:style-name="ce1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206" table:number-columns-repeated="9"/>
          <table:table-cell table:style-name="ce1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04" table:number-columns-repeated="27"/>
          <table:table-cell table:style-name="ce206" table:number-columns-repeated="9"/>
          <table:table-cell table:style-name="ce1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66" table:number-columns-repeated="27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>
          <table:table-cell/>
          <table:table-cell table:style-name="ce4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8"/>
          <table:table-cell table:number-columns-repeated="889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04" table:number-columns-repeated="27"/>
          <table:table-cell table:style-name="ce4"/>
          <table:table-cell table:style-name="ce1" table:number-columns-repeated="8"/>
          <table:table-cell table:number-columns-repeated="889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66" table:number-columns-repeated="27"/>
          <table:table-cell table:style-name="ce3"/>
          <table:table-cell table:number-columns-repeated="897"/>
        </table:table-row>
        <table:table-row table:style-name="ro1">
          <table:table-cell/>
          <table:table-cell table:style-name="ce2"/>
          <table:table-cell table:style-name="ce25" table:number-columns-repeated="124"/>
          <table:table-cell table:style-name="ce2"/>
          <table:table-cell table:number-columns-repeated="897"/>
        </table:table-row>
        <table:table-row table:style-name="ro1" table:number-rows-repeated="255">
          <table:table-cell/>
          <table:table-cell table:style-name="ce2" table:number-columns-repeated="126"/>
          <table:table-cell table:number-columns-repeated="897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date-style style:name="N24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">
      <number:number number:decimal-places="3" number:min-integer-digits="1" number:grouping="true"/>
    </number:number-style>
    <number:number-style style:name="N245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8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cm" fo:margin-left="1.499cm" fo:margin-right="0.499cm" style:first-page-number="continue" style:scale-to="89%" style:writing-mode="lr-tb"/>
      <style:header-style>
        <style:header-footer-properties fo:min-height="0.751cm" fo:margin-left="0.4cm" fo:margin-right="1.401cm" fo:margin-bottom="0.547cm"/>
      </style:header-style>
      <style:footer-style>
        <style:header-footer-properties fo:min-height="0.751cm" fo:margin-left="0.4cm" fo:margin-right="1.401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: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12/05/2014</text:date>, <text:time>17:0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Fua" style:display-name="PageStyle_SisFua" style:page-layout-name="Mpm3">
      <style:header>
        <style:region-right>
          <text:p><text:span text:style-name="MT1">Página: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Página: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rrantes</meta:initial-creator>
    <meta:creation-date>2012-06-19T14:53:59</meta:creation-date>
    <dc:date>2014-05-12T17:03:54.97</dc:date>
    <meta:print-date>2014-01-29T10:07:16</meta:print-date>
    <meta:generator>OpenOffice/4.0.0$Win32 OpenOffice.org_project/400m3$Build-9702</meta:generator>
    <meta:editing-duration>PT9M25S</meta:editing-duration>
    <meta:editing-cycles>7</meta:editing-cycles>
    <dc:creator>debb debb1</dc:creator>
    <meta:document-statistic meta:table-count="1" meta:cell-count="139" meta:object-count="2"/>
  </office:meta>
</office:document-meta>
</file>